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estion 1: How are file descriptors associated with vnodes? What data structures are used to maintain </text:p>
      <text:p text:style-name="Standard">this association? </text:p>
      <text:p text:style-name="Standard">Vnodes are associated to file descriptors by the filedescriptor structure. The filedescriptor structure contains other useful information, such as the offset and mode with respect to the file. The filedescriptor structure is stored in an array called filetable inside each threads. A queue is used to store the freed file descriptor ids, thus allowing fast access and assignment.</text:p>
      <text:p text:style-name="Standard"/>
      <text:p text:style-name="Standard">Question 2: Briefly explain how you implemented PIDs. Please indicate how your kernel generates a PID for each new process. Please also indicate how your kernel determines that a PID is no longer needed by the process to which it was assigned (and is therefore available for re-use). </text:p>
      <text:p text:style-name="Standard"/>
      <text:p text:style-name="Standard">Question 3: Briefly explain how your kernel implements the waiting required by waitpid. Did you use </text:p>
      <text:p text:style-name="Standard">synchronization primitives? If so, which ones and how are they used? What restrictions, if any, have </text:p>
      <text:p text:style-name="Standard">you imposed on which processes a process is permitted to wait f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9:39:21</meta:creation-date>
    <meta:editing-duration>PT00H23M15S</meta:editing-duration>
    <meta:editing-cycles>5</meta:editing-cycles>
    <meta:generator>OpenOffice.org/3.2$Linux OpenOffice.org_project/320m12$Build-9483</meta:generator>
    <meta:initial-creator>Bill Li</meta:initial-creator>
    <dc:date>2010-11-06T20:17:46</dc:date>
    <dc:creator>Bill Li</dc:creator>
    <meta:document-statistic meta:table-count="0" meta:image-count="0" meta:object-count="0" meta:page-count="1" meta:paragraph-count="7" meta:word-count="168" meta:character-count="1052"/>
  </office:meta>
</office:document-meta>
</file>